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316cm"/>
    </style:style>
    <style:style style:name="Tabella2.H" style:family="table-column">
      <style:table-column-properties style:column-width="0.995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1" style:family="text">
      <style:text-properties officeooo:rsid="013aad73"/>
    </style:style>
    <style:style style:name="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T4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5" style:family="text">
      <style:text-properties officeooo:rsid="006849b6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122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2"><text:placeholder text:placeholder-type="text">&lt;translate(u'q.ty')&gt;</text:placeholder></text:p>
            </table:table-cell>
            <table:table-cell table:style-name="Tabella2.A1" office:value-type="string">
              <text:p text:style-name="P13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4"/>
            </table:table-cell>
            <table:table-cell table:style-name="Tabella2.A1" office:value-type="string">
              <text:p text:style-name="P133"><text:placeholder text:placeholder-type="text">&lt;translate(u'VAT')&gt;</text:placeholder></text:p>
            </table:table-cell>
            <table:table-cell table:style-name="Tabella2.A1" office:value-type="string">
              <text:p text:style-name="P13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12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11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116"><text:placeholder text:placeholder-type="text">&lt;ddt['description'] or ''&gt;</text:placeholder></text:p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11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11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7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8"><text:bookmark-start text:name="__DdeLink__5188_1813818322"/><text:span text:style-name="Strong_20_Emphasis"><text:span text:style-name="T69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45"><text:placeholder text:placeholder-type="text">&lt;line.name.replace('(NO DESC)', '')&gt;</text:placeholder></text:p>
            <text:p text:style-name="P102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102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102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102"><text:span text:style-name="Strong_20_Emphasis"><text:span text:style-name="T67"><text:placeholder text:placeholder-type="text">&lt;/if&gt;</text:placeholder></text:span></text:span></text:p>
            <text:p text:style-name="P108"><text:bookmark-start text:name="__DdeLink__1306_110173853911"/><text:span text:style-name="Strong_20_Emphasis"><text:span text:style-name="T68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2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83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84"><text:placeholder text:placeholder-type="text">&lt;if test="line.quantity != 0.00"&gt;</text:placeholder></text:p>
            <text:p text:style-name="P184"><text:span text:style-name="Strong_20_Emphasis"><text:span text:style-name="T66"><text:placeholder text:placeholder-type="text">&lt;if test="not o.print_hide_uom"&gt;</text:placeholder></text:span></text:span><text:span text:style-name="T70"><text:placeholder text:placeholder-type="text">&lt;line.uos_id and line.uos_id.name or ''&gt;</text:placeholder></text:span><text:placeholder text:placeholder-type="text">&lt;/if&gt;</text:placeholder></text:p>
            <text:p text:style-name="P146"><text:placeholder text:placeholder-type="text">&lt;formatLang(line.quantity or 0.00)&gt;</text:placeholder><text:soft-page-break/></text:p>
            <text:p text:style-name="P142"><text:placeholder text:placeholder-type="text">&lt;/if&gt;</text:placeholder></text:p>
          </table:table-cell>
          <table:table-cell table:style-name="Tabella2.F8" office:value-type="string">
            <text:p text:style-name="P176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7"><text:placeholder text:placeholder-type="text">&lt;/if&gt;</text:placeholder></text:p>
            <text:p text:style-name="P177"><text:placeholder text:placeholder-type="text">&lt;if test="line.quantity != 0.00 and o.print_net_price"&gt;</text:placeholder></text:p>
            <text:p text:style-name="P166"><text:placeholder text:placeholder-type="text">&lt;formatLang(line.price_subtotal / line.quantity)&gt;</text:placeholder></text:p>
            <text:p text:style-name="P177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10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61"><text:placeholder text:placeholder-type="text">&lt;formatLang(line.discount, digits=0)&gt;</text:placeholder></text:span></text:span><text:span text:style-name="Strong_20_Emphasis"><text:span text:style-name="T60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H8" office:value-type="string">
            <text:p text:style-name="P170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1)&gt;</text:placeholder></text:span><text:soft-page-break/>%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79"><text:placeholder text:placeholder-type="text">&lt;if test="line.price_subtotal != 0.00"&gt;</text:placeholder></text:p>
            <text:p text:style-name="P166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9" office:value-type="string">
            <text:p text:style-name="P1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7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43"><text:placeholder text:placeholder-type="text">&lt;line.name&gt;</text:placeholder></text:p>
            <text:p text:style-name="P101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101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101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101"><text:span text:style-name="Strong_20_Emphasis"><text:span text:style-name="T67"><text:placeholder text:placeholder-type="text">&lt;/if&gt;</text:placeholder></text:span></text:span></text:p>
            <text:p text:style-name="P107"><text:bookmark-start text:name="__DdeLink__1306_11017385391"/><text:span text:style-name="Strong_20_Emphasis"><text:span text:style-name="T67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84"><text:placeholder text:placeholder-type="text">&lt;if test="line.quantity != 0.00"&gt;</text:placeholder></text:p>
            <text:p text:style-name="P184"><text:span text:style-name="Strong_20_Emphasis"><text:span text:style-name="T66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44"><text:placeholder text:placeholder-type="text">&lt;line.quantity or 0.00&gt;</text:placeholder></text:p>
            <text:p text:style-name="P142"><text:placeholder text:placeholder-type="text">&lt;/if&gt;</text:placeholder></text:p>
          </table:table-cell>
          <table:table-cell table:style-name="Tabella2.F11" office:value-type="string">
            <text:p text:style-name="P178"><text:placeholder text:placeholder-type="text">&lt;if test="line.quantity != 0.00 and not o.print_net_price"&gt;</text:placeholder></text:p>
            <text:p text:style-name="P173"><text:placeholder text:placeholder-type="text">&lt;formatLang(line.price_unit, digits=2)&gt;</text:placeholder></text:p>
            <text:p text:style-name="P178"><text:placeholder text:placeholder-type="text">&lt;/if&gt;</text:placeholder></text:p>
            <text:p text:style-name="P178"><text:placeholder text:placeholder-type="text">&lt;if test="line.quantity != 0.00 and o.print_net_price"&gt;</text:placeholder></text:p>
            <text:p text:style-name="P173"><text:placeholder text:placeholder-type="text">&lt;formatLang(line.price_subtotal / line.quantity, digits=2)&gt;</text:placeholder></text:p>
            <text:p text:style-name="P178"><text:placeholder text:placeholder-type="text">&lt;/if&gt;</text:placeholder></text:p>
          </table:table-cell>
          <table:table-cell table:style-name="Tabella2.G11" office:value-type="string">
            <text:p text:style-name="P109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0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H11" office:value-type="string">
            <text:p text:style-name="P169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%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78"><text:placeholder text:placeholder-type="text">&lt;if test="line.price_subtotal != 0.00"&gt;</text:placeholder></text:p>
            <text:p text:style-name="P172"><text:placeholder text:placeholder-type="text">&lt;formatLang(line.price_subtotal)&gt;</text:placeholder></text:p>
            <text:p text:style-name="P176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9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9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9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5"><text:placeholder text:placeholder-type="text">&lt;o.comment or ''&gt;</text:placeholder></text:p>
      <text:p text:style-name="P175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7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<text:placeholder text:placeholder-type="text">&lt;get_label(o.payment_term, 'name')&gt;</text:placeholder></text:p>
          </table:table-cell>
          <table:table-cell table:style-name="Table3.B2" office:value-type="string">
            <text:p text:style-name="P137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100"><text:placeholder text:placeholder-type="text">&lt;o.payment_term and o.payment_term.note or o.payment_term and o.payment_term.name or ''&gt;</text:placeholder></text:p>
            <text:p text:style-name="P69"><text:placeholder text:placeholder-type="text">&lt;for each="bank in get_bank()"&gt;</text:placeholder></text:p>
            <text:p text:style-name="P100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100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104"><text:placeholder text:placeholder-type="text">&lt;/for&gt;</text:placeholder></text:p>
          </table:table-cell>
          <table:table-cell table:style-name="Table3.B3" table:number-rows-spanned="2" office:value-type="string">
            <text:p text:style-name="P141"><text:placeholder text:placeholder-type="text">&lt;for each="line in invoice_move_lines(o.move_id)"&gt;</text:placeholder></text:p>
            <text:p text:style-name="P139"><text:span text:style-name="T51"><text:placeholder text:placeholder-type="text">&lt;formatLang(line.date_maturity,date=True) or ''&gt;</text:placeholder></text:span><text:span text:style-name="T51"> <text:s text:c="4"/></text:span><text:span text:style-name="T51"><text:placeholder text:placeholder-type="text">&lt;o.currency_id.symbol or ''&gt;</text:placeholder></text:span><text:span text:style-name="T51"> <text:s text:c="4"/></text:span><text:span text:style-name="T51"><text:placeholder text:placeholder-type="text">&lt;italian_number(line.debit) or ''&gt;</text:placeholder></text:span></text:p>
            <text:p text:style-name="P114"><text:placeholder text:placeholder-type="text">&lt;/for&gt;</text:placeholder></text:p>
            <text:p text:style-name="P127"><text:placeholder text:placeholder-type="text">&lt;if test="o.type == 'out_invoice' "&gt;</text:placeholder></text:p>
            <text:p text:style-name="P127"><text:placeholder text:placeholder-type="text">&lt;if test="o.state == 'proforma2'"&gt;</text:placeholder></text:p>
            <text:p text:style-name="P129"><text:placeholder text:placeholder-type="text">&lt;formatLang(o.date_due, date=True) or ''&gt;</text:placeholder></text:p>
            <text:p text:style-name="P127"><text:placeholder text:placeholder-type="text">&lt;/if&gt;</text:placeholder></text:p>
            <text:p text:style-name="P95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9"><text:placeholder text:placeholder-type="text">&lt;if test="check_installed_module('l10n_it_ricevute_bancarie_ext')"&gt;</text:placeholder></text:p>
            <text:p text:style-name="P69"><text:placeholder text:placeholder-type="text">&lt;for each="bank in get_bank_riba()"&gt;</text:placeholder></text:p>
            <text:p text:style-name="P100"><text:span text:style-name="T52">Appoggio RI.BA.: </text:span><text:span text:style-name="T52"><text:placeholder text:placeholder-type="text">&lt;bank.name or '' &gt;</text:placeholder></text:span><text:span text:style-name="T52"> - ABI: </text:span><text:placeholder text:placeholder-type="text">&lt;bank.abi or ''&gt;</text:placeholder> <text:span text:style-name="T53">CAB: </text:span><text:placeholder text:placeholder-type="text">&lt;bank.cab or ''&gt;</text:placeholder></text:p>
            <text:p text:style-name="P106"><text:placeholder text:placeholder-type="text">&lt;/for&gt;</text:placeholder></text:p>
            <text:p text:style-name="P69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3"><text:placeholder text:placeholder-type="text">&lt;/if&gt;</text:placeholder></text:p>
          </table:table-cell>
          <table:covered-table-cell/>
        </table:table-row>
      </table:table>
      <text:p text:style-name="P69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50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52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81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81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8"><text:span text:style-name="T54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7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54"><text:span text:style-name="T55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60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4"><text:bookmark-start text:name="__DdeLink__5820_11650899532"/><text:placeholder text:placeholder-type="text">&lt;if test="invoice_weight()"&gt;</text:placeholder><text:bookmark-end text:name="__DdeLink__5820_11650899532"/></text:p>
            <text:p text:style-name="P83"><text:placeholder text:placeholder-type="text">&lt;get_label(o,'volume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net_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B11" table:number-columns-spanned="2" office:value-type="string">
            <text:p text:style-name="P74"><text:placeholder text:placeholder-type="text">&lt;if test="o.parcels&gt;0"&gt;</text:placeholder></text:p>
            <text:p text:style-name="P83"><text:placeholder text:placeholder-type="text">&lt;get_label(o,'parcels').lower()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9"/>
          </table:table-cell>
          <table:table-cell table:style-name="Table1.B11" office:value-type="string">
            <text:p text:style-name="P7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3"><text:placeholder text:placeholder-type="text">&lt;translate(u'goods amount'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L11" office:value-type="string">
            <text:p text:style-name="P83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volume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net_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B12" table:number-columns-spanned="2" office:value-type="string">
            <text:p text:style-name="P74"><text:placeholder text:placeholder-type="text">&lt;if test="o.parcels&gt;0"&gt;</text:placeholder></text:p>
            <text:p text:style-name="P57"><text:placeholder text:placeholder-type="text">&lt;o.parcels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74"><text:placeholder text:placeholder-type="text">&lt;if test="check_installed_module('delivery_invoice_report')"&gt;</text:placeholder></text:p>
            <text:p text:style-name="P83"><text:placeholder text:placeholder-type="text">&lt;formatLang(get_total_goods(o.invoice_line), monetary=True, currency_obj=o.currency_id)&gt;</text:placeholder></text:p>
            <text:p text:style-name="P7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L12" office:value-type="string">
            <text:p text:style-name="P51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40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translate(u'transport amount')&gt;</text:placeholder></text:p>
            <text:p text:style-name="P7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3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83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9"><text:span text:style-name="T44">Imponibile</text:span><text:span text:style-name="T18"><text:placeholder text:placeholder-type="text">&lt;if test="o.partner_id.lang != 'it_IT'"&gt;</text:placeholder></text:span><text:span text:style-name="T29"> / <text:s/></text:span><text:span text:style-name="T43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52"/>
          </table:table-cell>
          <table:table-cell table:style-name="Table1.B12" office:value-type="string">
            <text:p text:style-name="P49"><text:span text:style-name="T44">Imposta</text:span><text:span text:style-name="T18"><text:placeholder text:placeholder-type="text">&lt;if test="o.partner_id.lang != 'it_IT'"&gt;</text:placeholder></text:span><text:span text:style-name="T29"> / </text:span><text:span text:style-name="T43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52"/>
          </table:table-cell>
          <table:table-cell table:style-name="Table1.L12" office:value-type="string">
            <text:p text:style-name="P152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3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formatLang(get_total_transport(o.invoice_line), monetary=True, currency_obj=o.currency_id)&gt;</text:placeholder></text:p>
            <text:p text:style-name="P74"><text:bookmark text:name="__DdeLink__2249_5486467612"/><text:placeholder text:placeholder-type="text">&lt;/if&gt;</text:placeholder></text:p>
            <text:p text:style-name="P74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3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83"/>
          </table:table-cell>
          <table:table-cell table:style-name="Table1.B14" office:value-type="string">
            <text:p text:style-name="P83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3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6"/>
          </table:table-cell>
          <table:table-cell table:style-name="Table1.B14" office:value-type="string">
            <text:p text:style-name="P53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6"/>
          </table:table-cell>
          <table:table-cell table:style-name="Table1.L14" office:value-type="string">
            <text:p text:style-name="P156"><text:span text:style-name="T4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9" style:family="paragraph" style:parent-style-name="Standard">
      <style:text-properties fo:font-size="2pt" style:font-size-asian="1.75pt" style:font-size-complex="2pt"/>
    </style:style>
    <style:style style:name="M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8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9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9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9" style:family="paragraph" style:parent-style-name="Standard">
      <style:paragraph-properties fo:text-align="end" style:justify-single-word="false"/>
      <style:text-properties officeooo:paragraph-rsid="01b508df"/>
    </style:style>
    <style:style style:name="MP10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fo:font-style="normal" fo:background-color="transparent" loext:char-shading-value="0" style:font-style-asian="normal" style:font-style-complex="normal"/>
    </style:style>
    <style:style style:name="MT35" style:family="text">
      <style:text-properties officeooo:rsid="01889bc9"/>
    </style:style>
    <style:style style:name="MT36" style:family="text">
      <style:text-properties officeooo:rsid="01833024"/>
    </style:style>
    <style:style style:name="MT37" style:family="text">
      <style:text-properties fo:color="#000000" fo:letter-spacing="0.007cm" fo:language="it" fo:country="IT" style:text-underline-style="none" officeooo:rsid="00481ece" style:font-name-complex="Calibri"/>
    </style:style>
    <style:style style:name="MT3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0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1" style:family="text">
      <style:text-properties officeooo:rsid="006849b6"/>
    </style:style>
    <style:style style:name="MT42" style:family="text">
      <style:text-properties fo:font-size="2pt" style:font-size-asian="2pt" style:font-size-complex="2pt"/>
    </style:style>
    <style:style style:name="MT43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7" style:family="text">
      <style:text-properties fo:font-weight="bold" officeooo:rsid="01431666" style:font-weight-asian="bold" style:font-weight-complex="bold"/>
    </style:style>
    <style:style style:name="MT4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5"><text:placeholder text:placeholder-type="text">&lt;if test="check_installed_module('l10n_it_ricevute_bancarie_ext')"&gt;</text:placeholder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5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0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61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5"><text:span text:style-name="MT22"><text:placeholder text:placeholder-type="text">&lt;get_label(o,'address_destination_id')&gt;</text:placeholder></text:span><text:span text:style-name="MT23">:</text:span></text:p>
              <text:p text:style-name="MP66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7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68"><text:placeholder text:placeholder-type="text">&lt;/if&gt;</text:placeholder></text:p>
              <text:p text:style-name="MP69"><text:placeholder text:placeholder-type="text">&lt;/if&gt;</text:placeholder></text:p>
              <text:p text:style-name="MP68"><text:placeholder text:placeholder-type="text">&lt;/if&gt;</text:placeholder></text:p>
              <text:p text:style-name="MP70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1"><text:span text:style-name="MT37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if test="o.print_totals_in_first_page"&gt;</text:placeholder></text:p>
              <text:p text:style-name="MP76"><text:placeholder text:placeholder-type="text">&lt;translate(u'Totals in first page')&gt;</text:placeholder></text:p>
              <text:p text:style-name="MP77"><text:placeholder text:placeholder-type="text">&lt;/if&gt;</text:placeholder></text:p>
              <text:p text:style-name="MP7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9"/>
      </style:footer>
      <style:footer-first>
        <text:p text:style-name="MP8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81"><text:bookmark-start text:name="__DdeLink__11165_309664684"/><text:span text:style-name="MT38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8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8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8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8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8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8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88"><text:span text:style-name="MT39"><text:placeholder text:placeholder-type="text">&lt;o.fiscal_position.note or ''&gt;</text:placeholder></text:span><text:span text:style-name="MT40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90"><text:span text:style-name="MT4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2"><text:bookmark-start text:name="__DdeLink__5820_1165089953"/><text:placeholder text:placeholder-type="text">&lt;if test="invoice_weight()"&gt;</text:placeholder><text:bookmark-end text:name="__DdeLink__5820_1165089953"/></text:p>
              <text:p text:style-name="MP93"><text:placeholder text:placeholder-type="text">&lt;get_label(o,'volume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2"><text:placeholder text:placeholder-type="text">&lt;if test="invoice_weight()"&gt;</text:placeholder></text:p>
              <text:p text:style-name="MP93"><text:placeholder text:placeholder-type="text">&lt;get_label(o,'weight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2"><text:placeholder text:placeholder-type="text">&lt;if test="invoice_weight()"&gt;</text:placeholder></text:p>
              <text:p text:style-name="MP93"><text:placeholder text:placeholder-type="text">&lt;get_label(o,'net_weight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4"/>
            </table:table-cell>
            <table:table-cell table:style-name="Table2.B11" table:number-columns-spanned="2" office:value-type="string">
              <text:p text:style-name="MP92"><text:placeholder text:placeholder-type="text">&lt;if test="o.parcels&gt;0"&gt;</text:placeholder></text:p>
              <text:p text:style-name="MP93"><text:placeholder text:placeholder-type="text">&lt;get_label(o,'parcels').lower()&gt;</text:placeholder></text:p>
              <text:p text:style-name="MP9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94"/>
            </table:table-cell>
            <table:table-cell table:style-name="Table2.B11" office:value-type="string">
              <text:p text:style-name="MP9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3"><text:placeholder text:placeholder-type="text">&lt;translate(u'goods amount'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4"/>
            </table:table-cell>
            <table:table-cell table:style-name="Table2.L11" office:value-type="string">
              <text:p text:style-name="MP93"><text:span text:style-name="MT42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volume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6"/>
            </table:table-cell>
            <table:table-cell table:style-name="Table2.B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weight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6"/>
            </table:table-cell>
            <table:table-cell table:style-name="Table2.B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net_weight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B12" table:number-columns-spanned="2" office:value-type="string">
              <text:p text:style-name="MP92"><text:placeholder text:placeholder-type="text">&lt;if test="o.parcels&gt;0"&gt;</text:placeholder></text:p>
              <text:p text:style-name="MP98"><text:placeholder text:placeholder-type="text">&lt;o.parcels&gt;</text:placeholder></text:p>
              <text:p text:style-name="MP9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97"/>
            </table:table-cell>
            <table:table-cell table:style-name="Table2.B12" office:value-type="string">
              <text:p text:style-name="MP92"><text:placeholder text:placeholder-type="text">&lt;if test="check_installed_module('delivery_invoice_report')"&gt;</text:placeholder></text:p>
              <text:p text:style-name="MP93"><text:placeholder text:placeholder-type="text">&lt;formatLang(get_total_goods(o.invoice_line), monetary=True, currency_obj=o.currency_id)&gt;</text:placeholder></text:p>
              <text:p text:style-name="MP9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L12" office:value-type="string">
              <text:p text:style-name="MP97"><text:span text:style-name="MT44"><text:placeholder text:placeholder-type="text">&lt;if test="get_total_discount(o.invoice_line) &lt;&gt; 0.0 and not o.print_net_price"&gt;</text:placeholder></text:span><text:bookmark-start text:name="__DdeLink__12468_1664262691"/><text:span text:style-name="MT45"><text:placeholder text:placeholder-type="text">&lt;formatLang(get_total_discount(o.invoice_line))&gt;</text:placeholder></text:span><text:bookmark-end text:name="__DdeLink__12468_1664262691"/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2"><text:placeholder text:placeholder-type="text">&lt;if test="get_total_transport(o.invoice_line) &lt;&gt; 0.0"&gt;</text:placeholder></text:p>
              <text:p text:style-name="MP93"><text:placeholder text:placeholder-type="text">&lt;translate(u'transport amount')&gt;</text:placeholder></text:p>
              <text:p text:style-name="MP9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99"/>
            </table:table-cell>
            <table:table-cell table:style-name="Table2.B12" office:value-type="string">
              <text:p text:style-name="MP93"><text:span text:style-name="MT42"><text:placeholder text:placeholder-type="text">&lt;if test="get_total_other(o.invoice_line) &lt;&gt; 0.0"&gt;</text:placeholder></text:span><text:placeholder text:placeholder-type="text">&lt;translate(u'other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3"/>
            </table:table-cell>
            <table:table-cell table:style-name="Table2.B12" office:value-type="string">
              <text:p text:style-name="MP93"><text:span text:style-name="MT42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9"/>
            </table:table-cell>
            <table:table-cell table:style-name="Table2.B12" table:number-columns-spanned="2" office:value-type="string">
              <text:p text:style-name="MP94"><text:span text:style-name="MT47">Imponibile</text:span><text:span text:style-name="MT43"><text:placeholder text:placeholder-type="text">&lt;if test="o.partner_id.lang != 'it_IT'"&gt;</text:placeholder></text:span><text:span text:style-name="MT48"> / <text:s/></text:span><text:span text:style-name="MT25"><text:placeholder text:placeholder-type="text">&lt;get_label(o,'amount_untaxed')&gt;</text:placeholder></text:span><text:span text:style-name="MT43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2"/>
            </table:table-cell>
            <table:table-cell table:style-name="Table2.B12" office:value-type="string">
              <text:p text:style-name="MP94"><text:span text:style-name="MT47">Imposta</text:span><text:span text:style-name="MT43"><text:placeholder text:placeholder-type="text">&lt;if test="o.partner_id.lang != 'it_IT'"&gt;</text:placeholder></text:span><text:span text:style-name="MT48"> / </text:span><text:span text:style-name="MT25"><text:placeholder text:placeholder-type="text">&lt;get_label(o,'amount_tax')&gt;</text:placeholder></text:span><text:span text:style-name="MT43"><text:placeholder text:placeholder-type="text">&lt;/if&gt;</text:placeholder></text:span></text:p>
            </table:table-cell>
            <table:table-cell table:style-name="Table2.B12" office:value-type="string">
              <text:p text:style-name="MP82"/>
            </table:table-cell>
            <table:table-cell table:style-name="Table2.L12" office:value-type="string">
              <text:p text:style-name="MP82"><text:span text:style-name="MT49">Totale</text:span><text:span text:style-name="MT50"><text:placeholder text:placeholder-type="text">&lt;if test="o.partner_id.lang != 'it_IT'"&gt;</text:placeholder></text:span><text:span text:style-name="MT51"> / </text:span><text:span text:style-name="MT25"><text:placeholder text:placeholder-type="text">&lt;get_label(o,'amount_total')&gt;</text:placeholder></text:span><text:span text:style-name="MT50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2"><text:placeholder text:placeholder-type="text">&lt;if test="get_total_transport(o.invoice_line) &lt;&gt; 0.0"&gt;</text:placeholder></text:p>
              <text:p text:style-name="MP93"><text:placeholder text:placeholder-type="text">&lt;formatLang(get_total_transport(o.invoice_line), monetary=True, currency_obj=o.currency_id)&gt;</text:placeholder></text:p>
              <text:p text:style-name="MP92"><text:bookmark text:name="__DdeLink__2249_548646761"/><text:placeholder text:placeholder-type="text">&lt;/if&gt;</text:placeholder></text:p>
              <text:p text:style-name="MP92"><text:placeholder text:placeholder-type="text">&lt;/if&gt;</text:placeholder></text:p>
            </table:table-cell>
            <table:table-cell table:style-name="Table2.B14" office:value-type="string">
              <text:p text:style-name="MP100"/>
            </table:table-cell>
            <table:table-cell table:style-name="Table2.B14" office:value-type="string">
              <text:p text:style-name="MP93"><text:span text:style-name="MT42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3"/>
            </table:table-cell>
            <table:table-cell table:style-name="Table2.B14" office:value-type="string">
              <text:p text:style-name="MP93"><text:span text:style-name="MT42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100"/>
            </table:table-cell>
            <table:table-cell table:style-name="Table2.B14" table:number-columns-spanned="2" office:value-type="string">
              <text:p text:style-name="MP10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2"/>
            </table:table-cell>
            <table:table-cell table:style-name="Table2.B14" office:value-type="string">
              <text:p text:style-name="MP10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2"/>
            </table:table-cell>
            <table:table-cell table:style-name="Table2.L14" office:value-type="string">
              <text:p text:style-name="MP102"><text:span text:style-name="MT5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8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3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2T10:20:57.691357792</dc:date>
    <meta:editing-duration>P4DT6H32M30S</meta:editing-duration>
    <meta:editing-cycles>769</meta:editing-cycles>
    <meta:generator>LibreOffice/5.1.6.2$Linux_X86_64 LibreOffice_project/10m0$Build-2</meta:generator>
    <meta:document-statistic meta:table-count="12" meta:image-count="0" meta:object-count="0" meta:page-count="3" meta:paragraph-count="362" meta:word-count="1211" meta:character-count="17062" meta:non-whitespace-character-count="16164"/>
  </office:meta>
</office:document-meta>
</file>